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style:text-underline-style="none" officeooo:rsid="00073f56" officeooo:paragraph-rsid="00073f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lles sont les ressources de cette API ? (indice regarde les endpoints)</text:p>
      <text:p text:style-name="P1"/>
      <text:p text:style-name="P2">Get request<text:tab/><text:tab/>→ recherche des informations (« fetch » = « recherche »)</text:p>
      <text:p text:style-name="P2">Post request<text:tab/>→ crée des objets (une publication est un objet sur insta)</text:p>
      <text:p text:style-name="P2">Put request<text:tab/><text:tab/>→ mettre a jour un objet (« updates object »)</text:p>
      <text:p text:style-name="P2">delete request<text:tab/>→ détruit un obje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3T23:47:32.537488769</dc:date>
    <meta:editing-duration>PT10M36S</meta:editing-duration>
    <meta:editing-cycles>1</meta:editing-cycles>
    <meta:document-statistic meta:table-count="0" meta:image-count="0" meta:object-count="0" meta:page-count="1" meta:paragraph-count="5" meta:word-count="56" meta:character-count="304" meta:non-whitespace-character-count="251"/>
    <meta:generator>LibreOffice/6.0.6.2$Linux_X86_64 LibreOffice_project/00m0$Build-2</meta:generator>
  </office:meta>
</office:document-meta>
</file>